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265cm" fo:margin-left="-0.199cm" table:align="left" style:writing-mode="lr-tb"/>
    </style:style>
    <style:style style:name="Tabla1.A" style:family="table-column">
      <style:table-column-properties style:column-width="15.2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99cm" table:align="left" style:writing-mode="lr-tb"/>
    </style:style>
    <style:style style:name="Tabla2.A" style:family="table-column">
      <style:table-column-properties style:column-width="15.26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65cm" fo:margin-left="-0.199cm" table:align="left" style:writing-mode="lr-tb"/>
    </style:style>
    <style:style style:name="Tabla3.A" style:family="table-column">
      <style:table-column-properties style:column-width="15.2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65cm" fo:margin-left="-0.199cm" table:align="left" style:writing-mode="lr-tb"/>
    </style:style>
    <style:style style:name="Tabla4.A" style:family="table-column">
      <style:table-column-properties style:column-width="15.26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65cm" fo:margin-left="-0.199cm" table:align="left" style:writing-mode="lr-tb"/>
    </style:style>
    <style:style style:name="Tabla5.A" style:family="table-column">
      <style:table-column-properties style:column-width="15.26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65cm" fo:margin-left="-0.199cm" table:align="left" style:writing-mode="lr-tb"/>
    </style:style>
    <style:style style:name="Tabla6.A" style:family="table-column">
      <style:table-column-properties style:column-width="15.26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officeooo:paragraph-rsid="001953a2" style:font-weight-asian="bold"/>
    </style:style>
    <style:style style:name="P6" style:family="paragraph" style:parent-style-name="Standard">
      <style:text-properties officeooo:paragraph-rsid="001953a2"/>
    </style:style>
    <style:style style:name="P7" style:family="paragraph" style:parent-style-name="Standard">
      <style:paragraph-properties fo:margin-top="0.201cm" fo:margin-bottom="0.201cm" loext:contextual-spacing="false" fo:text-align="start" style:justify-single-word="false"/>
      <style:text-properties officeooo:paragraph-rsid="001953a2"/>
    </style:style>
    <style:style style:name="P8" style:family="paragraph" style:parent-style-name="Standard">
      <style:paragraph-properties fo:margin-top="0.201cm" fo:margin-bottom="0.201cm" loext:contextual-spacing="false"/>
      <style:text-properties officeooo:paragraph-rsid="001953a2"/>
    </style:style>
    <style:style style:name="P9" style:family="paragraph" style:parent-style-name="Standard" style:master-page-name="Standard">
      <style:paragraph-properties style:page-number="auto"/>
      <style:text-properties fo:font-size="20pt" fo:font-weight="bold" style:font-size-asian="20pt" style:font-weight-asian="bold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14a2"/>
    </style:style>
    <style:style style:name="T3" style:family="text">
      <style:text-properties officeooo:rsid="000a8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uevos Paradigmas de Interacción</text:p>
      <text:p text:style-name="P1"/>
      <text:p text:style-name="P2">Ficha técnica del sistema de diálogo realizado en las prácticas</text:p>
      <text:p text:style-name="P2"/>
      <text:p text:style-name="P3">Datos del grupo de alumnos</text:p>
      <text:p text:style-name="P3"/>
      <text:p text:style-name="P5">Alumno 1</text:p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T1">Apellidos y Nombre:</text:span> <text:span text:style-name="T2">Estepa Fernández, Alberto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1">E-mail:</text:span> <text:span text:style-name="T2">albertoestep@correo.ugr.es</text:span></text:p>
          </table:table-cell>
        </table:table-row>
      </table:table>
      <text:p text:style-name="P6"/>
      <text:p text:style-name="P5">Alumno <text:span text:style-name="T3">2</text:span></text:p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<text:span text:style-name="T1">Apellidos y Nombre:</text:span> <text:span text:style-name="T2">Robles Urquiza, Miguel Ángel</text:span></text:p>
          </table:table-cell>
        </table:table-row>
        <table:table-row table:style-name="Tabla2.1">
          <table:table-cell table:style-name="Tabla2.A1" office:value-type="string">
            <text:p text:style-name="P8"><text:span text:style-name="T1">E-mail:</text:span> miguerobles@correo.ugr.<text:span text:style-name="T2">es</text:span></text:p>
          </table:table-cell>
        </table:table-row>
      </table:table>
      <text:p text:style-name="P6"/>
      <text:p text:style-name="P5">Alumno <text:span text:style-name="T3">3</text:span></text:p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<text:span text:style-name="T1">Apellidos y Nombre:</text:span> <text:span text:style-name="T2">Sánchez Muñoz, Carlos Santiago</text:span></text:p>
          </table:table-cell>
        </table:table-row>
        <table:table-row table:style-name="Tabla3.1">
          <table:table-cell table:style-name="Tabla3.A1" office:value-type="string">
            <text:p text:style-name="P8"><text:span text:style-name="T1">E-mail:</text:span> <text:span text:style-name="T2">carlossamu7@correo.ugr.es</text:span></text:p>
          </table:table-cell>
        </table:table-row>
      </table:table>
      <text:p text:style-name="P6"/>
      <text:p text:style-name="Standard">¿Quién ha subido los ficheros del sistema a la plataforma Prado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  <text:p text:style-name="Standard"/>
          </table:table-cell>
        </table:table-row>
      </table:table>
      <text:p text:style-name="Standard"/>
      <text:p text:style-name="P3">Datos del sistema de diálogo</text:p>
      <text:p text:style-name="P3"/>
      <text:p text:style-name="Standard">PIN asignado al sistema: 9990520912</text:p>
      <text:p text:style-name="Standard"/>
      <text:p text:style-name="Standard">SIP asignado al sistema:</text:p>
      <text:p text:style-name="Standard"/>
      <text:p text:style-name="Standard">Breve descripción de la finalidad del sistema: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>Descripción de las características más relevantes del sistema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.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Ramon</meta:initial-creator>
    <meta:creation-date>2016-10-27T13:25:00</meta:creation-date>
    <dc:date>2019-12-27T12:35:41.608986516</dc:date>
    <meta:print-date>2019-11-22T16:49:00</meta:print-date>
    <meta:editing-cycles>19</meta:editing-cycles>
    <meta:editing-duration>PT36M7S</meta:editing-duration>
    <meta:generator>LibreOffice/6.0.7.3$Linux_X86_64 LibreOffice_project/00m0$Build-3</meta:generator>
    <meta:document-statistic meta:table-count="6" meta:image-count="0" meta:object-count="0" meta:page-count="3" meta:paragraph-count="18" meta:word-count="91" meta:character-count="647" meta:non-whitespace-character-count="574"/>
  </office:meta>
</office:document-meta>
</file>